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e9478" officeooo:paragraph-rsid="000e947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0e9478" officeooo:paragraph-rsid="000e947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f9683" officeooo:paragraph-rsid="000f968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f9683" officeooo:paragraph-rsid="00277b6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0dc5f" officeooo:paragraph-rsid="0010dc5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17b75" officeooo:paragraph-rsid="00117b7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2ca63" officeooo:paragraph-rsid="0012ca6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62ba5" officeooo:paragraph-rsid="00162ba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90c77" officeooo:paragraph-rsid="002c33e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bold" officeooo:rsid="000e9478" officeooo:paragraph-rsid="000e947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c9211e" fo:font-size="12pt" fo:font-weight="normal" officeooo:rsid="001b533c" officeooo:paragraph-rsid="001b533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fo:font-size="12pt" fo:font-weight="normal" officeooo:rsid="001b533c" officeooo:paragraph-rsid="001b533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fo:font-size="12pt" fo:font-weight="normal" officeooo:rsid="001ca9b0" officeooo:paragraph-rsid="001ca9b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fo:font-size="12pt" fo:font-weight="normal" officeooo:rsid="001e5790" officeooo:paragraph-rsid="001e579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officeooo:paragraph-rsid="00291ceb"/>
    </style:style>
    <style:style style:name="P16" style:family="paragraph" style:parent-style-name="Standard">
      <style:text-properties officeooo:paragraph-rsid="002d22d8"/>
    </style:style>
    <style:style style:name="P17" style:family="paragraph" style:parent-style-name="Standard">
      <style:paragraph-properties fo:text-align="justify" style:justify-single-word="false"/>
      <style:text-properties fo:font-size="12pt" fo:font-weight="bold" officeooo:rsid="00277b62" officeooo:paragraph-rsid="00277b6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117b75" officeooo:paragraph-rsid="00291ceb" style:font-size-asian="10.5pt" style:font-weight-asian="normal" style:font-size-complex="12pt" style:font-weight-complex="normal"/>
    </style:style>
    <style:style style:name="T1" style:family="text">
      <style:text-properties officeooo:rsid="000f9683"/>
    </style:style>
    <style:style style:name="T2" style:family="text">
      <style:text-properties officeooo:rsid="0012ca63"/>
    </style:style>
    <style:style style:name="T3" style:family="text">
      <style:text-properties fo:font-size="12pt" fo:font-weight="normal" officeooo:rsid="00117b75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2ca63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285b9" style:font-size-asian="10.5pt" style:font-weight-asian="normal" style:font-size-complex="12pt" style:font-weight-complex="normal"/>
    </style:style>
    <style:style style:name="T6" style:family="text">
      <style:text-properties officeooo:rsid="0017c9e8"/>
    </style:style>
    <style:style style:name="T7" style:family="text">
      <style:text-properties officeooo:rsid="001b533c"/>
    </style:style>
    <style:style style:name="T8" style:family="text">
      <style:text-properties fo:color="#c9211e" officeooo:rsid="0017c9e8"/>
    </style:style>
    <style:style style:name="T9" style:family="text">
      <style:text-properties fo:color="#c9211e" officeooo:rsid="002c33ed"/>
    </style:style>
    <style:style style:name="T10" style:family="text">
      <style:text-properties officeooo:rsid="001ef82e"/>
    </style:style>
    <style:style style:name="T11" style:family="text">
      <style:text-properties officeooo:rsid="002060b5"/>
    </style:style>
    <style:style style:name="T12" style:family="text">
      <style:text-properties officeooo:rsid="00277b62"/>
    </style:style>
    <style:style style:name="T13" style:family="text">
      <style:text-properties officeooo:rsid="00291ceb"/>
    </style:style>
    <style:style style:name="T14" style:family="text">
      <style:text-properties officeooo:rsid="002c33e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2cdd4f"/>
    </style:style>
    <style:style style:name="T17" style:family="text">
      <style:text-properties style:font-name="Liberation Serif1" officeooo:rsid="002d22d8"/>
    </style:style>
    <style:style style:name="T18" style:family="text">
      <style:text-properties style:font-name="Liberation Serif" officeooo:rsid="002d22d8"/>
    </style:style>
    <style:style style:name="T19" style:family="text">
      <style:text-properties officeooo:rsid="002deb7b"/>
    </style:style>
    <style:style style:name="T20" style:family="text">
      <style:text-properties officeooo:rsid="002e43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union du 6 Février</text:p>
      <text:p text:style-name="P2"/>
      <text:p text:style-name="P2"/>
      <text:p text:style-name="P10">Remarques sur le cahier des charges <text:span text:style-name="T1">&amp; l’analyse fonctionnelle :</text:span></text:p>
      <text:p text:style-name="P2"/>
      <text:p text:style-name="P2">- Pour le juridique : rien ne nous empêche de publier</text:p>
      <text:p text:style-name="P2"/>
      <text:p text:style-name="P3">GIT : gérer un seul rapport qui évolue au cours du temps, pas créer plusieurs fichiers</text:p>
      <text:p text:style-name="P3">Le livrable n1 doit inclure l’analyse fonctionnelle.</text:p>
      <text:p text:style-name="P3"/>
      <text:p text:style-name="P17">Confection du jeu :</text:p>
      <text:p text:style-name="P4"/>
      <text:p text:style-name="P4">Barre espace pour lancer la balle, mais deux touches à <text:span text:style-name="T12">utiliser </text:span>pour les 2 <text:span text:style-name="T12">battants</text:span></text:p>
      <text:p text:style-name="P3">Equivalent des compteurs à programmer + fond <text:span text:style-name="T12">(design)</text:span></text:p>
      <text:p text:style-name="P3">En 3D, table et tableau des scores au dessus <text:span text:style-name="T12">et pas simplement un écriteau qui varie , refaire le design d’un vrai flipper</text:span></text:p>
      <text:p text:style-name="P5">Rebond sur un champignon : <text:span text:style-name="T12">déviation de </text:span>45 degrés et pas <text:span text:style-name="T12">non pas rebond </text:span>dans <text:span text:style-name="T12">le </text:span>sens opposé, ajout d ‘énergie quand le balle est en contact avec le champignon</text:p>
      <text:p text:style-name="P5"/>
      <text:p text:style-name="P18">2 types de bandes : </text:p>
      <text:p text:style-name="P15"><text:span text:style-name="T3">- </text:span><text:span text:style-name="T4">bandes</text:span><text:span text:style-name="T3"> passi</text:span><text:span text:style-name="T4">ves</text:span><text:span text:style-name="T3"> : élasticité avec petite perte d’énergie car amortissement dû au </text:span><text:span text:style-name="T5">caoutchouc →</text:span><text:span text:style-name="T4"> paramétrer la perte d’énergie</text:span></text:p>
      <text:p text:style-name="P6">- <text:span text:style-name="T2">bandes actives (dépend du design mais en général, juste au-dessus des battants</text:span><text:span text:style-name="T13">) </text:span><text:span text:style-name="T2">: <text:s/></text:span><text:span text:style-name="T13">partie du flipper dans laquelle la balle gagne en énergie. Cela fonctionne avec un </text:span><text:span text:style-name="T2">petit capteur </text:span><text:span text:style-name="T13">qui </text:span><text:span text:style-name="T2">sens le choc avec la balle </text:span><text:span text:style-name="T13">et réagit en conséquence,</text:span><text:span text:style-name="T2"> </text:span><text:span text:style-name="T13">un électroaimant</text:span><text:span text:style-name="T2"> renvoie la balle, </text:span><text:span text:style-name="T13">il y a une </text:span><text:span text:style-name="T2">variation d’énergie également.</text:span></text:p>
      <text:p text:style-name="P6"/>
      <text:p text:style-name="P7">On est libre de rajouter des « effets ».</text:p>
      <text:p text:style-name="P7">Le top : paramétrer plusieurs tables et proposer un choix parmi les différentes tables.</text:p>
      <text:p text:style-name="P8"/>
      <text:p text:style-name="P8">Organisation par classes ici : bon réflexe mais <text:span text:style-name="T6">la simulation de l</text:span><text:span text:style-name="T14">a</text:span><text:span text:style-name="T6"> mécanique newtonienne va être très compliquée →</text:span><text:span text:style-name="T14"> </text:span><text:span text:style-name="T9">Co</text:span><text:span text:style-name="T8">mment on va le simuler ? Comment procéder ?</text:span></text:p>
      <text:p text:style-name="P6"/>
      <text:p text:style-name="P9"><text:span text:style-name="T15">Discussion :</text:span> </text:p>
      <text:p text:style-name="P16"><text:span text:style-name="T16">C</text:span>ontexte simplifié avec un plan incliné et une balle qui a un poids, <text:span text:style-name="T7">timer </text:span><text:span text:style-name="T17">Δ</text:span><text:span text:style-name="T18">t. S</text:span><text:span text:style-name="T7">imuler à partir de ce qu’il se passe à t, ce qui se passe à t + </text:span><text:span text:style-name="T17">Δ</text:span><text:span text:style-name="T7">t et ainsi de suite… Ici plan incliné complique un peu à </text:span><text:span text:style-name="T19">cause de l’</text:span><text:span text:style-name="T7">angle.</text:span></text:p>
      <text:p text:style-name="P11">Reprendre le TP JavaFX <text:span text:style-name="T10">(aliens) et faire un prototype avec un plan incliné et une balle : positionner initialement balle en haut et elle doit descendre</text:span>.</text:p>
      <text:p text:style-name="P12"/>
      <text:p text:style-name="P13"><text:span text:style-name="T19">Plusieurs simulations vont devoir être réalisées : </text:span>Rebond simple, rebond sur paroi active, rebond sur paroi passive, rebond sur le battant, détection de collision (Quand est-ce que le balle arrive sur un obstacle?)</text:p>
      <text:p text:style-name="P13"/>
      <text:p text:style-name="P14">Programmer une espèce de carte, chaque obstacle possédera des coordonnées physiques, il faudra vérifier à chaque étape que la balle ne s’y trouve pas.</text:p>
      <text:p text:style-name="P14"/>
      <text:p text:style-name="P14">Au lancement du jeu : balle parcourt le tube et un arc de cercle. T<text:span text:style-name="T20">ant </text:span>q<text:span text:style-name="T20">ue</text:span> la force centrifuge de la balle est plus grande que son attraction vers le bas, elle continue sa trajectoire, sinon le rayon diminue et elle descend.</text:p>
      <text:p text:style-name="P14"/>
      <text:p text:style-name="P14">→<text:span text:style-name="T10"> parler de tout </text:span><text:span text:style-name="T11">ça</text:span><text:span text:style-name="T10"> dans le cahier des charges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2pt" fo:font-weight="normal" officeooo:rsid="00190c77" style:font-size-asian="10.5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06T17:02:50.923820117</meta:creation-date>
    <dc:date>2020-03-11T14:09:46.752401363</dc:date>
    <meta:editing-duration>PT45M12S</meta:editing-duration>
    <meta:editing-cycles>23</meta:editing-cycles>
    <meta:generator>LibreOffice/6.4.0.3$MacOSX_X86_64 LibreOffice_project/b0a288ab3d2d4774cb44b62f04d5d28733ac6df8</meta:generator>
    <meta:document-statistic meta:table-count="0" meta:image-count="0" meta:object-count="0" meta:page-count="1" meta:paragraph-count="23" meta:word-count="440" meta:character-count="2475" meta:non-whitespace-character-count="2055"/>
  </office:meta>
</office:document-meta>
</file>